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fo:text-align="center" style:justify-single-word="false" style:page-number="auto"/>
      <style:text-properties fo:font-size="60pt" officeooo:rsid="000d5722" officeooo:paragraph-rsid="000d5722" style:font-size-asian="60pt" style:font-size-complex="60pt"/>
    </style:style>
    <style:style style:name="P2" style:family="paragraph" style:parent-style-name="Standard">
      <style:paragraph-properties fo:text-align="center" style:justify-single-word="false"/>
      <style:text-properties fo:font-size="60pt" officeooo:rsid="001a5ba0" officeooo:paragraph-rsid="001a5ba0" style:font-size-asian="60pt" style:font-size-complex="60pt"/>
    </style:style>
    <style:style style:name="P3" style:family="paragraph" style:parent-style-name="Standard">
      <style:paragraph-properties fo:text-align="center" style:justify-single-word="false"/>
      <style:text-properties fo:font-size="60pt" officeooo:rsid="00117d31" officeooo:paragraph-rsid="00117d31" style:font-size-asian="60pt" style:font-size-complex="60pt"/>
    </style:style>
    <style:style style:name="P4" style:family="paragraph" style:parent-style-name="Standard" style:master-page-name="Index">
      <style:paragraph-properties fo:text-align="center" style:justify-single-word="false" style:page-number="auto" fo:break-before="page"/>
      <style:text-properties fo:font-size="32pt" officeooo:rsid="000d5722" officeooo:paragraph-rsid="000d5722" style:font-size-asian="32pt" style:font-size-complex="32pt"/>
    </style:style>
    <style:style style:name="P5" style:family="paragraph" style:parent-style-name="Standard">
      <style:paragraph-properties fo:text-align="center" style:justify-single-word="false"/>
      <style:text-properties fo:font-size="32pt" officeooo:rsid="0017d4dc" officeooo:paragraph-rsid="0017d4dc" style:font-size-asian="32pt" style:font-size-complex="32pt"/>
    </style:style>
    <style:style style:name="P6" style:family="paragraph" style:parent-style-name="Standard" style:master-page-name="Right_20_Page">
      <style:paragraph-properties style:page-number="1" fo:break-before="page"/>
    </style:style>
    <style:style style:name="P7" style:family="paragraph" style:parent-style-name="Heading_20_2">
      <style:text-properties officeooo:paragraph-rsid="00117d31"/>
    </style:style>
    <style:style style:name="P8" style:family="paragraph" style:parent-style-name="Text_20_body">
      <loext:graphic-properties draw:fill="none" draw:fill-gradient-name="gradient" draw:fill-hatch-name="hatch"/>
      <style:paragraph-properties fo:margin-left="0.1252in" fo:margin-right="0.1252in" fo:margin-top="0in" fo:margin-bottom="0in" style:contextual-spacing="false" fo:line-height="100%" fo:text-indent="0in" style:auto-text-indent="false" fo:background-color="transparent" fo:padding="0in" fo:border="none" style:shadow="none"/>
      <style:text-properties style:font-name="Liberation Sans Narrow" fo:font-size="8pt" officeooo:rsid="00254cd5" officeooo:paragraph-rsid="00117d31" style:font-size-asian="8pt" style:font-size-complex="8pt"/>
    </style:style>
    <style:style style:name="P9" style:family="paragraph" style:parent-style-name="Hanging_20_indent">
      <style:text-properties officeooo:paragraph-rsid="0014e155"/>
    </style:style>
    <style:style style:name="P10" style:family="paragraph" style:parent-style-name="Text_20_body">
      <loext:graphic-properties draw:fill="none" draw:fill-gradient-name="gradient" draw:fill-hatch-name="hatch"/>
      <style:paragraph-properties fo:margin-left="0in" fo:margin-right="0.1252in" fo:margin-top="0in" fo:margin-bottom="0in" style:contextual-spacing="false" fo:line-height="100%" fo:text-indent="0in" style:auto-text-indent="false" fo:background-color="transparent" fo:padding="0in" fo:border="none" style:shadow="none"/>
      <style:text-properties style:font-name="Liberation Sans Narrow" fo:font-size="13pt" fo:font-weight="normal" officeooo:rsid="00cae706" officeooo:paragraph-rsid="00117d31" style:font-size-asian="13pt" style:font-weight-asian="normal" style:font-size-complex="13pt" style:font-weight-complex="normal"/>
    </style:style>
    <style:style style:name="P11" style:family="paragraph" style:parent-style-name="Heading_20_1">
      <style:text-properties officeooo:rsid="0015028a" officeooo:paragraph-rsid="0015028a"/>
    </style:style>
    <style:style style:name="P12" style:family="paragraph" style:parent-style-name="Standard">
      <style:text-properties officeooo:paragraph-rsid="000d7e0f"/>
    </style:style>
    <style:style style:name="P13" style:family="paragraph" style:parent-style-name="Standard">
      <style:text-properties fo:font-size="12pt" officeooo:rsid="00099885" style:font-size-asian="10.5pt" style:font-size-complex="12pt"/>
    </style:style>
    <style:style style:name="P14" style:family="paragraph" style:parent-style-name="Standard">
      <style:text-properties officeooo:paragraph-rsid="000ac48b"/>
    </style:style>
    <style:style style:name="P15" style:family="paragraph" style:parent-style-name="Standard">
      <style:paragraph-properties fo:text-align="start" style:justify-single-word="false"/>
      <style:text-properties officeooo:paragraph-rsid="000d5722"/>
    </style:style>
    <style:style style:name="P16" style:family="paragraph" style:parent-style-name="Standard">
      <style:text-properties fo:font-size="12pt" style:font-size-asian="10.5pt" style:font-size-complex="12pt"/>
    </style:style>
    <style:style style:name="T1" style:family="text">
      <style:text-properties fo:font-variant="normal" fo:text-transform="none" fo:color="#000000" loext:opacity="100%" fo:font-size="13pt" fo:letter-spacing="normal" fo:font-style="normal" fo:font-weight="normal" officeooo:rsid="005ec5ba" style:font-size-asian="13pt" style:font-size-complex="13pt"/>
    </style:style>
    <style:style style:name="T2" style:family="text">
      <style:text-properties fo:font-variant="normal" fo:text-transform="none" fo:color="#000000" loext:opacity="100%" fo:font-size="13pt" fo:letter-spacing="normal" fo:font-style="normal" fo:font-weight="normal" officeooo:rsid="00117d31" style:font-size-asian="13pt" style:font-size-complex="13pt"/>
    </style:style>
    <style:style style:name="T3" style:family="text">
      <style:text-properties fo:font-variant="normal" fo:text-transform="none" fo:color="#000000" loext:opacity="100%" fo:font-size="13pt" fo:letter-spacing="normal" fo:font-style="normal" fo:font-weight="normal" officeooo:rsid="005d5118" style:font-size-asian="13pt" style:font-size-complex="13pt"/>
    </style:style>
    <style:style style:name="T4" style:family="text">
      <style:text-properties fo:font-weight="normal" style:font-weight-asian="normal" style:font-weight-complex="normal"/>
    </style:style>
    <style:style style:name="T5" style:family="text">
      <style:text-properties fo:font-variant="normal" fo:text-transform="none" fo:color="#000000" loext:opacity="100%" fo:font-size="13pt" fo:letter-spacing="normal" fo:font-style="normal" fo:font-weight="normal" officeooo:rsid="005d5118" style:font-size-asian="13pt" style:font-weight-asian="normal" style:font-size-complex="13pt" style:font-weight-complex="normal"/>
    </style:style>
    <style:style style:name="T6" style:family="text">
      <style:text-properties fo:font-variant="normal" fo:text-transform="none" fo:color="#000000" loext:opacity="100%" fo:font-size="13pt" fo:letter-spacing="normal" fo:font-style="normal" fo:font-weight="normal" officeooo:rsid="005ec5ba" style:font-size-asian="13pt" style:font-weight-asian="normal" style:font-size-complex="13pt" style:font-weight-complex="normal"/>
    </style:style>
    <style:style style:name="T7" style:family="text">
      <style:text-properties fo:font-weight="bold" officeooo:rsid="0014e155" style:font-weight-asian="bold" style:font-weight-complex="bold"/>
    </style:style>
    <style:style style:name="T8" style:family="text">
      <style:text-properties style:font-name="Liberation Sans Narrow" fo:font-size="13pt" fo:font-weight="normal" officeooo:rsid="00cae706" style:font-size-asian="13pt" style:font-weight-asian="normal" style:font-size-complex="13pt" style:font-weight-complex="normal"/>
    </style:style>
    <style:style style:name="T9" style:family="text">
      <style:text-properties fo:font-weight="normal" officeooo:rsid="0014e155" style:font-weight-asian="normal" style:font-weight-complex="normal"/>
    </style:style>
    <style:style style:name="T10" style:family="text">
      <style:text-properties officeooo:rsid="00191ca3"/>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RUMC</text:p>
      <text:p text:style-name="P2">SG Bible Study</text:p>
      <text:p text:style-name="P2"/>
      <text:p text:style-name="P3">Litanies</text:p>
      <text:p text:style-name="P4"/>
      <text:p text:style-name="P5">Prepared for</text:p>
      <text:p text:style-name="P5">Riviera UMC</text:p>
      <text:p text:style-name="P5">Small Group Bible Study</text:p>
      <text:p text:style-name="P5"/>
      <text:p text:style-name="P5">The Litany of Humility</text:p>
      <text:p text:style-name="P5"/>
      <text:p text:style-name="P5">The Litany of Trust</text:p>
      <text:p text:style-name="P5"/>
      <text:p text:style-name="P5">A Litany Amid Political Division and Confusion</text:p>
      <text:p text:style-name="P6"/>
      <text:h text:style-name="P7" text:outline-level="2"><text:bookmark-start text:name="__RefHeading___Toc16672_1823077758"/><text:span text:style-name="Strong_20_Emphasis">The Litany of Humility</text:span><text:bookmark-end text:name="__RefHeading___Toc16672_1823077758"/></text:h>
      <text:p text:style-name="P8"><text:span text:style-name="Strong_20_Emphasis"><text:span text:style-name="T1"><text:s text:c="8"/>(</text:span></text:span><text:span text:style-name="Strong_20_Emphasis"><text:span text:style-name="T2">by </text:span></text:span><text:span text:style-name="Strong_20_Emphasis"><text:span text:style-name="T3">Cardinal Merry del Val, Pope Pius X’s Secretary of State</text:span></text:span><text:span text:style-name="Strong_20_Emphasis"><text:span text:style-name="T1">)</text:span></text:span></text:p>
      <text:p text:style-name="Hanging_20_indent"><text:span text:style-name="Strong_20_Emphasis"><text:span text:style-name="T4">O Jesus, meek and humble of heart, <text:line-break/>hear me.</text:span></text:span></text:p>
      <text:p text:style-name="Hanging_20_indent"><text:span text:style-name="Strong_20_Emphasis"><text:span text:style-name="T4">From the desire of being esteemed, <text:line-break/>deliver me, Jesus.</text:span></text:span></text:p>
      <text:p text:style-name="Hanging_20_indent"><text:span text:style-name="Strong_20_Emphasis"><text:span text:style-name="T4">From the desire of being loved, <text:line-break/>deliver me, Jesus.</text:span></text:span></text:p>
      <text:p text:style-name="Hanging_20_indent"><text:span text:style-name="Strong_20_Emphasis"><text:span text:style-name="T4">From the desire of being extolled, <text:line-break/>deliver me, Jesus.</text:span></text:span></text:p>
      <text:p text:style-name="Hanging_20_indent"><text:span text:style-name="Strong_20_Emphasis"><text:span text:style-name="T4">From the desire of being honored, <text:line-break/>deliver me, Jesus.</text:span></text:span></text:p>
      <text:p text:style-name="Hanging_20_indent"><text:span text:style-name="Strong_20_Emphasis"><text:span text:style-name="T4">From the desire of being praised, </text:span></text:span></text:p>
      <text:p text:style-name="Hanging_20_indent"><text:span text:style-name="Strong_20_Emphasis"><text:span text:style-name="T4">deliver me, Jesus.</text:span></text:span></text:p>
      <text:p text:style-name="Hanging_20_indent"><text:span text:style-name="Strong_20_Emphasis"><text:span text:style-name="T4">From the desire of being preferred to others, <text:line-break/>deliver me, Jesus.</text:span></text:span></text:p>
      <text:p text:style-name="Hanging_20_indent"><text:span text:style-name="Strong_20_Emphasis"><text:span text:style-name="T4">From the desire of being consulted, <text:line-break/>deliver me, Jesus.</text:span></text:span></text:p>
      <text:p text:style-name="Hanging_20_indent"><text:span text:style-name="Strong_20_Emphasis"><text:span text:style-name="T4">From the desire of being approved, <text:line-break/>deliver me, Jesus.</text:span></text:span></text:p>
      <text:p text:style-name="Hanging_20_indent"><text:span text:style-name="Strong_20_Emphasis"><text:span text:style-name="T4">From the desire to appear learned, <text:line-break/>deliver me, Jesus.</text:span></text:span></text:p>
      <text:p text:style-name="Hanging_20_indent"><text:span text:style-name="Strong_20_Emphasis"><text:span text:style-name="T4">From the desire to appear spiritual, <text:line-break/>deliver me, Jesus.</text:span></text:span></text:p>
      <text:p text:style-name="Hanging_20_indent"><text:span text:style-name="Strong_20_Emphasis"><text:span text:style-name="T4"/></text:span></text:p>
      <text:p text:style-name="Hanging_20_indent"><text:span text:style-name="Strong_20_Emphasis"><text:span text:style-name="T4">From the fear of being humiliated, <text:line-break/>deliver me, Jesus.</text:span></text:span></text:p>
      <text:p text:style-name="Hanging_20_indent"><text:span text:style-name="Strong_20_Emphasis"><text:span text:style-name="T4">From the fear of being despised, <text:line-break/>deliver me, Jesus.</text:span></text:span></text:p>
      <text:p text:style-name="Hanging_20_indent"><text:span text:style-name="Strong_20_Emphasis"><text:span text:style-name="T4">From the fear of suffering rebukes, <text:line-break/>deliver me, Jesus.</text:span></text:span></text:p>
      <text:p text:style-name="Hanging_20_indent"><text:span text:style-name="Strong_20_Emphasis"><text:span text:style-name="T5">From the fear of being calumniated </text:span></text:span><text:span text:style-name="Strong_20_Emphasis"><text:span text:style-name="T6">(belittled),</text:span></text:span><text:span text:style-name="Strong_20_Emphasis"><text:span text:style-name="T5"> <text:line-break/>deliver me, Jesus.</text:span></text:span></text:p>
      <text:p text:style-name="Hanging_20_indent"><text:span text:style-name="Strong_20_Emphasis"><text:span text:style-name="T4">From the fear of being forgotten, <text:line-break/>deliver me, Jesus.</text:span></text:span></text:p>
      <text:p text:style-name="Hanging_20_indent"><text:span text:style-name="Strong_20_Emphasis"><text:span text:style-name="T4">From the fear of being ridiculed, <text:line-break/>deliver me, Jesus.</text:span></text:span></text:p>
      <text:p text:style-name="Hanging_20_indent"><text:span text:style-name="Strong_20_Emphasis"><text:span text:style-name="T4">From the fear of being wronged, <text:line-break/>deliver me, Jesus.</text:span></text:span></text:p>
      <text:p text:style-name="Hanging_20_indent"><text:span text:style-name="Strong_20_Emphasis"><text:span text:style-name="T4">From the fear of being suspected, <text:line-break/>deliver me, Jesus.</text:span></text:span></text:p>
      <text:p text:style-name="Hanging_20_indent"><text:span text:style-name="Strong_20_Emphasis"><text:span text:style-name="T4"/></text:span></text:p>
      <text:p text:style-name="Hanging_20_indent"><text:span text:style-name="Strong_20_Emphasis"><text:span text:style-name="T4">That others may be loved more than I, <text:line-break/> <text:s text:c="4"/>Jesus, grant me the grace to desire it.</text:span></text:span></text:p>
      <text:p text:style-name="Hanging_20_indent"><text:span text:style-name="Strong_20_Emphasis"><text:span text:style-name="T4">That others may be esteemed more than I, <text:line-break/> <text:s text:c="3"/>Jesus, grant me the grace to desire it.</text:span></text:span></text:p>
      <text:p text:style-name="Hanging_20_indent"><text:span text:style-name="Strong_20_Emphasis"><text:span text:style-name="T4">That, in the opinion of the world, <text:s/>others may increase and I may decrease, <text:line-break/> <text:s text:c="4"/>Jesus, grant me the grace to desire it.</text:span></text:span></text:p>
      <text:p text:style-name="Hanging_20_indent"><text:span text:style-name="Strong_20_Emphasis"><text:span text:style-name="T4">That others may be chosen and I set aside, <text:line-break/> <text:s text:c="4"/>Jesus, grant me the grace to desire it.</text:span></text:span></text:p>
      <text:p text:style-name="Hanging_20_indent"><text:span text:style-name="Strong_20_Emphasis"><text:span text:style-name="T4">That others may be praised and I go unnoticed, <text:line-break/> <text:s text:c="4"/>Jesus, grant me the grace to desire it.</text:span></text:span></text:p>
      <text:p text:style-name="Hanging_20_indent"><text:soft-page-break/><text:span text:style-name="Strong_20_Emphasis"><text:span text:style-name="T4">That others may be preferred to me in everything, <text:line-break/> <text:s text:c="4"/>Jesus, grant me the grace to desire it.</text:span></text:span></text:p>
      <text:p text:style-name="Hanging_20_indent"><text:span text:style-name="Strong_20_Emphasis"><text:span text:style-name="T4">That others may become holier than I, provided that I may become as holy as I should, <text:line-break/> Jesus, grant me the grace to desire it.</text:span></text:span></text:p>
      <text:p text:style-name="P9"><text:span text:style-name="Strong_20_Emphasis"><text:span text:style-name="T7">In Jesus name, I pray. Amen</text:span></text:span></text:p>
      <text:p text:style-name="P10"><text:span text:style-name="Strong_20_Emphasis"><text:span text:style-name="T8"/></text:span></text:p>
      <text:h text:style-name="P7" text:outline-level="2"><text:bookmark-start text:name="__RefHeading___Toc162613_741397940"/><text:span text:style-name="Strong_20_Emphasis">Litany of Trust</text:span><text:bookmark-end text:name="__RefHeading___Toc162613_741397940"/></text:h>
      <text:p text:style-name="Text_20_body"><text:span text:style-name="Strong_20_Emphasis"><text:span text:style-name="T4">Composed by a nun from the Sisters of Life in New York City</text:span></text:span></text:p>
      <text:p text:style-name="Text_20_body"><text:span text:style-name="Strong_20_Emphasis"><text:span text:style-name="T4">This wonderful prayer will help you to rely more on Jesus and less on yourself. It will help you with your little struggles during the good times, but it will also provide you with great comfort and confidence in the heat of your greatest struggles.</text:span></text:span></text:p>
      <text:p text:style-name="Hanging_20_indent"><text:span text:style-name="Strong_20_Emphasis"><text:span text:style-name="T4">From the belief that I have to earn Your love<text:line-break/> … Deliver me, Jesus.</text:span></text:span></text:p>
      <text:p text:style-name="Hanging_20_indent"><text:span text:style-name="Strong_20_Emphasis"><text:span text:style-name="T4">From the fear that I am unlovable<text:line-break/> … Deliver me, Jesus.</text:span></text:span></text:p>
      <text:p text:style-name="Hanging_20_indent"><text:span text:style-name="Strong_20_Emphasis"><text:span text:style-name="T4">From the false security that I have what it takes<text:line-break/> … Deliver me, Jesus.</text:span></text:span></text:p>
      <text:p text:style-name="Hanging_20_indent"><text:span text:style-name="Strong_20_Emphasis"><text:span text:style-name="T4">From the fear that trusting You will leave me more destitute</text:span></text:span><text:span text:style-name="Strong_20_Emphasis"><text:span text:style-name="T9">|<text:line-break/></text:span></text:span><text:span text:style-name="Strong_20_Emphasis"><text:span text:style-name="T4"> … Deliver me, Jesus.</text:span></text:span></text:p>
      <text:p text:style-name="Hanging_20_indent"><text:span text:style-name="Strong_20_Emphasis"><text:span text:style-name="T4">From all suspicion of Your words and promises<text:line-break/> … Deliver me, Jesus.</text:span></text:span></text:p>
      <text:p text:style-name="Hanging_20_indent"><text:span text:style-name="Strong_20_Emphasis"><text:span text:style-name="T4">From the rebellion against childlike dependency on You<text:line-break/> … Deliver me, Jesus.</text:span></text:span></text:p>
      <text:p text:style-name="Hanging_20_indent"><text:span text:style-name="Strong_20_Emphasis"><text:span text:style-name="T4">From refusals and reluctances in accepting Your will<text:line-break/> … Deliver me, Jesus.</text:span></text:span></text:p>
      <text:p text:style-name="Hanging_20_indent"><text:span text:style-name="Strong_20_Emphasis"><text:span text:style-name="T4">From anxiety about the future<text:line-break/> … Deliver me, Jesus.</text:span></text:span></text:p>
      <text:p text:style-name="Hanging_20_indent"><text:span text:style-name="Strong_20_Emphasis"><text:span text:style-name="T4">From resentment or excessive preoccupation with the past<text:line-break/> … Deliver me, Jesus.</text:span></text:span></text:p>
      <text:p text:style-name="Hanging_20_indent"><text:span text:style-name="Strong_20_Emphasis"><text:span text:style-name="T4">From restless self-seeking in the present moment<text:line-break/> … Deliver me, Jesus.</text:span></text:span></text:p>
      <text:p text:style-name="Hanging_20_indent"><text:span text:style-name="Strong_20_Emphasis"><text:span text:style-name="T4">From disbelief in Your love and presence<text:line-break/> … Deliver me, Jesus.</text:span></text:span></text:p>
      <text:p text:style-name="Hanging_20_indent"><text:span text:style-name="Strong_20_Emphasis"><text:span text:style-name="T4">From the fear of being asked to give more than I have<text:line-break/> … Deliver me, Jesus.</text:span></text:span></text:p>
      <text:p text:style-name="Hanging_20_indent"><text:span text:style-name="Strong_20_Emphasis"><text:span text:style-name="T4">From the belief that my life has no meaning or worth<text:line-break/> … Deliver me, Jesus.</text:span></text:span></text:p>
      <text:p text:style-name="Hanging_20_indent"><text:span text:style-name="Strong_20_Emphasis"><text:span text:style-name="T4">From the fear of what love demands<text:line-break/> … Deliver me, Jesus.</text:span></text:span></text:p>
      <text:p text:style-name="Hanging_20_indent"><text:span text:style-name="Strong_20_Emphasis"><text:span text:style-name="T4">From discouragement<text:line-break/> … Deliver me, Jesus.</text:span></text:span></text:p>
      <text:p text:style-name="Hanging_20_indent"><text:span text:style-name="Strong_20_Emphasis"><text:span text:style-name="T4">That You are continually holding me, sustaining me, loving me<text:line-break/> … Jesus, I trust in you.</text:span></text:span></text:p>
      <text:p text:style-name="Hanging_20_indent"><text:span text:style-name="Strong_20_Emphasis"><text:span text:style-name="T4">That Your love goes deeper than my sins and failings, and transforms me<text:line-break/> …Jesus, I trust in you.</text:span></text:span></text:p>
      <text:p text:style-name="Hanging_20_indent"><text:span text:style-name="Strong_20_Emphasis"><text:span text:style-name="T4">That not knowing what tomorrow brings is an invitation to lean on You<text:line-break/> … Jesus, I trust in you.</text:span></text:span></text:p>
      <text:p text:style-name="Hanging_20_indent"><text:span text:style-name="Strong_20_Emphasis"><text:span text:style-name="T4">That You are with me in my suffering<text:line-break/> … Jesus, I trust in you.</text:span></text:span></text:p>
      <text:p text:style-name="Hanging_20_indent"><text:span text:style-name="Strong_20_Emphasis"><text:span text:style-name="T4">That my suffering, united to Your own, will bear fruit in this life and the next<text:line-break/> …Jesus, I trust in you.</text:span></text:span></text:p>
      <text:p text:style-name="Hanging_20_indent"><text:span text:style-name="Strong_20_Emphasis"><text:span text:style-name="T4">That You will not leave me orphan, that You are present in Your Church</text:span></text:span></text:p>
      <text:p text:style-name="Hanging_20_indent"><text:span text:style-name="Strong_20_Emphasis"><text:span text:style-name="T4"><text:s/>…Jesus, I trust in you.</text:span></text:span></text:p>
      <text:p text:style-name="Hanging_20_indent"><text:soft-page-break/><text:span text:style-name="Strong_20_Emphasis"><text:span text:style-name="T4">That Your plan is better than anything else<text:line-break/> … Jesus, I trust in you.</text:span></text:span></text:p>
      <text:p text:style-name="Hanging_20_indent"><text:span text:style-name="Strong_20_Emphasis"><text:span text:style-name="T4">That You always hear me, and in Your goodness always respond to me<text:line-break/> …Jesus, I trust in you.</text:span></text:span></text:p>
      <text:p text:style-name="Hanging_20_indent"><text:span text:style-name="Strong_20_Emphasis"><text:span text:style-name="T4">That You give me the grace to accept forgiveness and to forgive others<text:line-break/> …Jesus, I trust in you.</text:span></text:span></text:p>
      <text:p text:style-name="Hanging_20_indent"><text:span text:style-name="Strong_20_Emphasis"><text:span text:style-name="T4">That You give me all the strength I need for what is asked<text:line-break/> …Jesus, I trust in you.</text:span></text:span></text:p>
      <text:p text:style-name="Hanging_20_indent"><text:span text:style-name="Strong_20_Emphasis"><text:span text:style-name="T4">That my life is a gift<text:line-break/> … Jesus, I trust in you.</text:span></text:span></text:p>
      <text:p text:style-name="Hanging_20_indent"><text:span text:style-name="Strong_20_Emphasis"><text:span text:style-name="T4">That You will teach me to trust You<text:line-break/> … Jesus, I trust in you.</text:span></text:span></text:p>
      <text:p text:style-name="Hanging_20_indent"><text:span text:style-name="Strong_20_Emphasis"><text:span text:style-name="T4">That You are my Lord and my God<text:line-break/> … Jesus, I trust in you.</text:span></text:span></text:p>
      <text:p text:style-name="Hanging_20_indent"><text:span text:style-name="Strong_20_Emphasis"><text:span text:style-name="T4">That I am Your beloved one<text:line-break/> … Jesus, I trust in you.</text:span></text:span></text:p>
      <text:p text:style-name="Hanging_20_indent"><text:span text:style-name="Strong_20_Emphasis">In Jesus name, I pray. <text:s/>Amen.</text:span></text:p>
      <text:p text:style-name="Standard"/>
      <text:p text:style-name="Standard"/>
      <text:h text:style-name="P11" text:outline-level="1">Litany for Truth, Conversion, and Perseverance</text:h>
      <text:h text:style-name="Heading_20_5" text:outline-level="5">Preparatory Prayer (Carmelite in spirit)</text:h>
      <text:p text:style-name="Hanging_20_indent">Lord, strip my prayer of hatred disguised as clarity.<text:line-break/>Purify my desire so that I want Your truth more than my <text:span text:style-name="T10">own</text:span>.</text:p>
      <text:p text:style-name="Hanging_20_indent">God of truth, purify my heart.</text:p>
      <text:h text:style-name="Heading_20_5" text:outline-level="5">I. Freedom from False Consolation</text:h>
      <text:p text:style-name="Hanging_20_indent">From the consolation of being “the sane one,”<text:line-break/>Deliver me, Lord.</text:p>
      <text:p text:style-name="Hanging_20_indent">From the consolation of moral superiority,<text:line-break/>Deliver me, Lord.</text:p>
      <text:p text:style-name="Hanging_20_indent">From the consolation of righteous anger,<text:line-break/>Deliver me, Lord.</text:p>
      <text:p text:style-name="Hanging_20_indent">From contempt that feels like clarity,<text:line-break/>Deliver me, Lord.</text:p>
      <text:p text:style-name="Hanging_20_indent">From despair disguised as realism,<text:line-break/>Deliver me, Lord.</text:p>
      <text:h text:style-name="Heading_20_5" text:outline-level="5">II. For Leaders — Conversion to Truth, Restraint from Evil</text:h>
      <text:p text:style-name="Hanging_20_indent">For all who govern, legislate, judge, and command, that they may fear God more than power,<text:line-break/>Holy Spirit, convert hearts and restrain evil.</text:p>
      <text:p text:style-name="Hanging_20_indent">Where leaders cling to falsehood, confront them with reality they cannot bend,<text:line-break/>Holy Spirit, convert hearts and restrain evil.</text:p>
      <text:p text:style-name="Hanging_20_indent">Where ambition outweighs wisdom, reorder their loves,<text:line-break/>Holy Spirit, convert hearts and restrain evil.</text:p>
      <text:p text:style-name="Hanging_20_indent">Where party loyalty replaces moral clarity, divide what must be divided,<text:line-break/>Holy Spirit, convert hearts and restrain evil.</text:p>
      <text:p text:style-name="Hanging_20_indent">Give them counselors who speak truth without fear,<text:line-break/>Holy Spirit, convert hearts and restrain evil.</text:p>
      <text:h text:style-name="Heading_20_5" text:outline-level="5">III. Against Violence — Without Denying Humanity</text:h>
      <text:p text:style-name="Hanging_20_indent">God of the Exodus, break the habits of violence that take root in institutions.<text:line-break/>Jesus, Hear the cry of the oppressed.</text:p>
      <text:p text:style-name="Hanging_20_indent"><text:soft-page-break/>Interrupt commands that train ordinary people to harm the vulnerable.<text:line-break/>Jesus, Hear the cry of the oppressed.</text:p>
      <text:p text:style-name="Hanging_20_indent">Protect those at the mercy of force.<text:line-break/>Jesus, Hear the cry of the oppressed.</text:p>
      <text:p text:style-name="Hanging_20_indent">Expose lies that justify cruelty.<text:line-break/>Jesus, Hear the cry of the oppressed.</text:p>
      <text:p text:style-name="Hanging_20_indent">Unmask fear masquerading as law.<text:line-break/>Jesus, Hear the cry of the oppressed.</text:p>
      <text:p text:style-name="Hanging_20_indent">Dismantle systems that reward dehumanization.<text:line-break/>Jesus, Hear the cry of the oppressed.</text:p>
      <text:p text:style-name="Hanging_20_indent">And save the souls of those who are taught to call cruelty “duty.”<text:line-break/>Father in Heaven, have mercy on them.</text:p>
      <text:h text:style-name="Heading_20_5" text:outline-level="5">IV. Against Dividing Spirits &amp; Epistemic Darkness</text:h>
      <text:p text:style-name="Hanging_20_indent">Lord, reveal truth in ways no argument can.<text:line-break/>Father Almighty, Lead us into Your light.</text:p>
      <text:p text:style-name="Hanging_20_indent">Let what is built on falsehood fail under its own weight.<text:line-break/>Father Almighty, Lead us into Your light.</text:p>
      <text:p text:style-name="Hanging_20_indent">Return us to the real: the poor, the suffering, the consequences.<text:line-break/>Father Almighty, Lead us into Your light.</text:p>
      <text:p text:style-name="Hanging_20_indent">Preserve me from reciprocal madness.<text:line-break/>Father Almighty, Lead us into Your light.</text:p>
      <text:p text:style-name="Hanging_20_indent">Keep me from becoming what I oppose.<text:line-break/>Father Almighty, Lead us into Your light.</text:p>
      <text:h text:style-name="Heading_20_5" text:outline-level="5">V. Examen Petition (Closing)</text:h>
      <text:p text:style-name="Hanging_20_indent">Where I felt contempt today,<text:line-break/>Heal me, God.</text:p>
      <text:p text:style-name="Hanging_20_indent">Where I reduced a person to a symbol,<text:line-break/>Heal me, God.</text:p>
      <text:p text:style-name="Hanging_20_indent">Where I clung to being right instead of being truthful,<text:line-break/>Heal me, God.</text:p>
      <text:p text:style-name="Hanging_20_indent">Where I refused despair,<text:line-break/>I thank You, God.</text:p>
      <text:p text:style-name="Hanging_20_indent">For tomorrow’s grace: courage without hatred, clarity without cruelty, hope without illusion,<text:line-break/>Please grant it, God.</text:p>
      <text:h text:style-name="Heading_20_5" text:outline-level="5">Final Prayer</text:h>
      <text:p text:style-name="Hanging_20_indent">Lord Jesus Christ,<text:line-break/>You stood before lies without surrendering to them,<text:line-break/>before violence without mirroring it,<text:line-break/>before rejection without despair.</text:p>
      <text:p text:style-name="Hanging_20_indent"/>
      <text:p text:style-name="Hanging_20_indent">Do not let the chaos of the age hollow me out.<text:line-break/>Anchor me in Your truth,<text:line-break/>keep my love intact,<text:line-break/>and make my fidelity quiet, deep, and unbreakable.</text:p>
      <text:p text:style-name="Text_20_body"><text:span text:style-name="T11">Amen</text:span></text:p>
      <text:p text:style-name="Standard"/>
      <text:p text:style-name="P12"/>
      <text:p text:style-name="Standard"/>
      <text:p text:style-name="Standard"/>
      <text:p text:style-name="Standard"/>
      <text:p text:style-name="Standard"/>
      <text:p text:style-name="Standard"/>
      <text:p text:style-name="P13"/>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p text:style-name="Standard"/>
      <text:p text:style-name="Standard"/>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2.961in" style:type="center"/>
          <style:tab-stop style:position="5.92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61in" style:type="center"/>
          <style:tab-stop style:position="5.922in"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0201in" fo:margin-bottom="0.0201in" style:contextual-spacing="false"/>
      <style:text-properties style:font-name="Liberation Serif1" fo:font-family="'Liberation Serif'" style:font-style-name="Bold" style:font-family-generic="roman" style:font-pitch="variable" fo:font-size="14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anging_20_indent" style:display-name="Hanging indent" style:family="paragraph" style:parent-style-name="Text_20_body" style:class="text">
      <style:paragraph-properties fo:margin-left="0.3937in" fo:margin-top="0in" fo:margin-bottom="0in" style:contextual-spacing="true" fo:line-height="100%" style:register-true="true" fo:text-indent="-0.2402in" style:auto-text-indent="false">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right">
      <style:page-layout-properties fo:page-width="8.5in" fo:page-height="11in" style:num-format="1" style:print-orientation="portrait" fo:margin-top="0.7874in" fo:margin-bottom="0.7874in" fo:margin-left="0.7874in" fo:margin-right="1.7902in" fo:border="0.06pt solid #000000" fo:padding="0.02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usage="right">
      <style:page-layout-properties fo:page-width="8.5in" fo:page-height="11.5in" style:num-format="1" style:print-orientation="portrait" fo:margin-top="0.25in" fo:margin-bottom="0.25in" fo:margin-left="0.75in" fo:margin-right="0.5902in" fo:border="0.06pt solid #000000" fo:padding="0.02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3" style:page-usage="left">
      <style:page-layout-properties fo:page-width="8.5in" fo:page-height="11.5in" style:num-format="1" style:print-orientation="portrait" fo:margin-top="0.25in" fo:margin-bottom="0.25in" fo:margin-left="0.5902in" fo:margin-right="0.75in" fo:border="0.06pt solid #000000" fo:padding="0.020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4">
      <style:page-layout-properties fo:page-width="8.5in" fo:page-height="11in" style:num-format="i"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Left_20_Page">
      <style:footer>
        <text:p text:style-name="Footer"/>
      </style:footer>
    </style:master-page>
    <style:master-page style:name="Right_20_Page" style:display-name="Righ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footer>
        <text:p text:style-name="Footer"><text:page-number text:select-page="current">2</text:page-number></text:p>
      </style:foot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Holton</meta:initial-creator>
    <meta:creation-date>2026-01-15T08:16:22.376790593</meta:creation-date>
    <meta:editing-cycles>8</meta:editing-cycles>
    <meta:editing-duration>P5DT8H55M4S</meta:editing-duration>
    <dc:date>2026-01-21T03:27:54.173872689</dc:date>
    <dc:creator>David Holton</dc:creator>
    <meta:generator>LibreOffice/25.8.3.2$Linux_X86_64 LibreOffice_project/580$Build-2</meta:generator>
    <meta:printed-by>David Holton</meta:printed-by>
    <meta:print-date>2026-01-20T17:12:23.622942482</meta:print-date>
    <meta:document-statistic meta:table-count="0" meta:image-count="0" meta:object-count="0" meta:page-count="7" meta:paragraph-count="115" meta:word-count="1327" meta:character-count="7453" meta:non-whitespace-character-count="6144"/>
  </office:meta>
</office:document-meta>
</file>